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44%" fo:margin-top="0.635cm" fo:margin-right="-0.952cm" style:writing-mode="lr-tb"/>
    </style:style>
    <style:style style:name="T1_1" style:family="text">
      <style:text-properties fo:font-size="24pt" style:font-size-asian="24pt" style:font-size-complex="24pt"/>
    </style:style>
    <style:style style:name="T1_2" style:family="text">
      <style:text-properties fo:font-size="24pt" style:font-size-asian="24pt" style:font-size-complex="24pt"/>
    </style:style>
    <style:style style:name="T1_3" style:family="text">
      <style:text-properties fo:font-size="24pt" style:font-size-asian="24pt" style:font-size-complex="24pt"/>
    </style:style>
    <style:style style:name="T1_4" style:family="text">
      <style:text-properties fo:font-size="24pt" style:font-size-asian="24pt" style:font-size-complex="24pt"/>
    </style:style>
    <style:style style:name="T1_5" style:family="text">
      <style:text-properties fo:font-size="24pt" style:font-size-asian="24pt" style:font-size-complex="24pt"/>
    </style:style>
    <style:style style:name="T1_6" style:family="text">
      <style:text-properties fo:font-size="24pt" style:font-size-asian="24pt" style:font-size-complex="24pt"/>
    </style:style>
    <style:style style:name="T1_7" style:family="text">
      <style:text-properties fo:font-size="24pt" style:font-size-asian="24pt" style:font-size-complex="24pt"/>
    </style:style>
    <style:style style:name="T1_8" style:family="text">
      <style:text-properties fo:font-size="24pt" style:font-size-asian="24pt" style:font-size-complex="24pt"/>
    </style:style>
    <style:style style:name="T1_9" style:family="text"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fo:break-before="auto" fo:line-height="144%" fo:margin-top="0.635cm" fo:margin-bottom="0.423cm" fo:margin-right="-0.952cm" style:writing-mode="lr-tb"/>
    </style:style>
    <style:style style:name="T2_1" style:family="text">
      <style:text-properties fo:color="#00b050" fo:font-size="28pt" style:font-size-asian="28pt" style:font-size-complex="28pt"/>
    </style:style>
    <style:style style:name="T2_2" style:family="text">
      <style:text-properties fo:color="#00b050" fo:font-size="28pt" style:font-size-asian="28pt" style:font-size-complex="28pt"/>
    </style:style>
    <style:style style:name="T2_3" style:family="text">
      <style:text-properties fo:color="#00b050" fo:font-size="28pt" style:font-size-asian="28pt" style:font-size-complex="28pt"/>
    </style:style>
    <style:style style:name="T2_4" style:family="text">
      <style:text-properties fo:color="#00b050" fo:font-size="28pt" style:font-size-asian="28pt" style:font-size-complex="28pt"/>
    </style:style>
    <style:style style:name="T2_5" style:family="text">
      <style:text-properties fo:color="#00b050" fo:font-size="28pt" style:font-size-asian="28pt" style:font-size-complex="28pt"/>
    </style:style>
    <style:style style:name="T2_6" style:family="text">
      <style:text-properties fo:color="#00b050" fo:font-size="28pt" style:font-size-asian="28pt" style:font-size-complex="28pt"/>
    </style:style>
    <style:style style:name="T2_7" style:family="text">
      <style:text-properties fo:color="#00b050" fo:font-size="28pt" style:font-size-asian="28pt" style:font-size-complex="28pt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text-align="right" fo:break-before="auto" fo:line-height="144%" fo:margin-top="0.106cm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5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line-height="144%" fo:margin-top="0.106cm" style:writing-mode="lr-tb"/>
    </style:style>
    <style:style style:name="T6_1" style:family="text">
      <style:text-properties fo:font-size="12pt" style:font-size-asian="12pt" style:font-size-complex="12pt" fo:font-weight="bold" style:font-weight-asian="bold" style:font-weight-complex="bold"/>
    </style:style>
    <style:style style:name="T6_2" style:family="text">
      <style:text-properties fo:font-size="12pt" style:font-size-asian="12pt" style:font-size-complex="12pt" fo:font-weight="bold" style:font-weight-asian="bold" style:font-weight-complex="bold"/>
    </style:style>
    <style:style style:name="T6_3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4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5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6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6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line-height="144%" fo:margin-top="0.106cm" style:writing-mode="lr-tb"/>
    </style:style>
    <style:style style:name="T7_1" style:family="text">
      <style:text-properties fo:font-size="12pt" style:font-size-asian="12pt" style:font-size-complex="12pt" fo:font-weight="bold" style:font-weight-asian="bold" style:font-weight-complex="bold"/>
    </style:style>
    <style:style style:name="T7_2" style:family="text">
      <style:text-properties fo:font-size="12pt" style:font-size-asian="12pt" style:font-size-complex="12pt" fo:font-weight="bold" style:font-weight-asian="bold" style:font-weight-complex="bold"/>
    </style:style>
    <style:style style:name="T7_3" style:family="text">
      <style:text-properties fo:font-size="12pt" style:font-size-asian="12pt" style:font-size-complex="12pt" fo:font-weight="bold" style:font-weight-asian="bold" style:font-weight-complex="bold"/>
    </style:style>
    <style:style style:name="T7_4" style:family="text">
      <style:text-properties fo:font-size="12pt" style:font-size-asian="12pt" style:font-size-complex="12pt" fo:font-weight="bold" style:font-weight-asian="bold" style:font-weight-complex="bold"/>
    </style:style>
    <style:style style:name="T7_5" style:family="text">
      <style:text-properties fo:font-size="12pt" style:font-size-asian="12pt" style:font-size-complex="12pt" fo:font-weight="bold" style:font-weight-asian="bold" style:font-weight-complex="bold"/>
    </style:style>
    <style:style style:name="T7_6" style:family="text">
      <style:text-properties fo:font-size="12pt" style:font-size-asian="12pt" style:font-size-complex="12pt" fo:font-weight="bold" style:font-weight-asian="bold" style:font-weight-complex="bold"/>
    </style:style>
    <style:style style:name="T7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7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line-height="144%" fo:margin-top="0.106cm" style:writing-mode="lr-tb"/>
    </style:style>
    <style:style style:name="T8_1" style:family="text">
      <style:text-properties fo:font-size="12pt" style:font-size-asian="12pt" style:font-size-complex="12pt" fo:font-weight="bold" style:font-weight-asian="bold" style:font-weight-complex="bold"/>
    </style:style>
    <style:style style:name="T8_2" style:family="text">
      <style:text-properties fo:font-size="12pt" style:font-size-asian="12pt" style:font-size-complex="12pt" fo:font-weight="bold" style:font-weight-asian="bold" style:font-weight-complex="bold"/>
    </style:style>
    <style:style style:name="T8_3" style:family="text">
      <style:text-properties fo:font-size="12pt" style:font-size-asian="12pt" style:font-size-complex="12pt" fo:font-weight="bold" style:font-weight-asian="bold" style:font-weight-complex="bold"/>
    </style:style>
    <style:style style:name="T8_4" style:family="text">
      <style:text-properties fo:font-size="12pt" style:font-size-asian="12pt" style:font-size-complex="12pt" fo:font-weight="bold" style:font-weight-asian="bold" style:font-weight-complex="bold"/>
    </style:style>
    <style:style style:name="T8_5" style:family="text">
      <style:text-properties fo:font-size="12pt" style:font-size-asian="12pt" style:font-size-complex="12pt" fo:font-weight="bold" style:font-weight-asian="bold" style:font-weight-complex="bold"/>
    </style:style>
    <style:style style:name="T8_6" style:family="text">
      <style:text-properties fo:font-size="12pt" style:font-size-asian="12pt" style:font-size-complex="12pt" fo:font-weight="bold" style:font-weight-asian="bold" style:font-weight-complex="bold"/>
    </style:style>
    <style:style style:name="T8_7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8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8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line-height="144%" fo:margin-top="0.106cm" fo:margin-bottom="0.106cm" style:writing-mode="lr-tb"/>
    </style:style>
    <style:style style:name="T9_1" style:family="text">
      <style:text-properties fo:font-size="12pt" style:font-size-asian="12pt" style:font-size-complex="12pt" fo:font-weight="bold" style:font-weight-asian="bold" style:font-weight-complex="bold"/>
    </style:style>
    <style:style style:name="T9_2" style:family="text">
      <style:text-properties fo:font-size="12pt" style:font-size-asian="12pt" style:font-size-complex="12pt" fo:font-weight="bold" style:font-weight-asian="bold" style:font-weight-complex="bold"/>
    </style:style>
    <style:style style:name="T9_3" style:family="text">
      <style:text-properties fo:font-size="12pt" style:font-size-asian="12pt" style:font-size-complex="12pt" fo:font-weight="bold" style:font-weight-asian="bold" style:font-weight-complex="bold"/>
    </style:style>
    <style:style style:name="T9_4" style:family="text">
      <style:text-properties fo:font-size="12pt" style:font-size-asian="12pt" style:font-size-complex="12pt" fo:font-weight="bold" style:font-weight-asian="bold" style:font-weight-complex="bold"/>
    </style:style>
    <style:style style:name="T9_5" style:family="text">
      <style:text-properties fo:font-size="12pt" style:font-size-asian="12pt" style:font-size-complex="12pt" fo:font-weight="bold" style:font-weight-asian="bold" style:font-weight-complex="bold"/>
    </style:style>
    <style:style style:name="T9_6" style:family="text">
      <style:text-properties fo:font-size="12pt" style:font-size-asian="12pt" style:font-size-complex="12pt" fo:font-weight="bold" style:font-weight-asian="bold" style:font-weight-complex="bold"/>
    </style:style>
    <style:style style:name="T9_7" style:family="text">
      <style:text-properties fo:font-size="12pt" style:font-size-asian="12pt" style:font-size-complex="12pt" fo:font-weight="bold" style:font-weight-asian="bold" style:font-weight-complex="bold"/>
    </style:style>
    <style:style style:name="T9_8" style:family="text">
      <style:text-properties fo:font-size="12pt" style:font-size-asian="12pt" style:font-size-complex="12pt" fo:font-weight="bold" style:font-weight-asian="bold" style:font-weight-complex="bold"/>
    </style:style>
    <style:style style:name="T9_9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9_10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T9_11" style:family="text">
      <style:text-properties fo:color="#00b050" fo:font-size="12pt" style:font-size-asian="12pt" style:font-size-complex="12pt"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text-align="center" fo:break-before="auto" fo:line-height="144%" style:writing-mode="lr-tb"/>
    </style:style>
    <style:style style:name="T12_1" style:family="text">
      <style:text-properties fo:font-size="14pt" style:font-size-asian="14pt" style:font-size-complex="14pt" fo:font-weight="bold" style:font-weight-asian="bold" style:font-weight-complex="bold"/>
    </style:style>
    <style:style style:name="T12_2" style:family="text">
      <style:text-properties fo:font-size="14pt" style:font-size-asian="14pt" style:font-size-complex="14pt" fo:font-weight="bold" style:font-weight-asian="bold" style:font-weight-complex="bold"/>
    </style:style>
    <style:style style:name="T12_3" style:family="text">
      <style:text-properties fo:font-size="14pt" style:font-size-asian="14pt" style:font-size-complex="14pt" fo:font-weight="bold" style:font-weight-asian="bold" style:font-weight-complex="bold"/>
    </style:style>
    <style:style style:name="T12_4" style:family="text">
      <style:text-properties fo:font-size="14pt" style:font-size-asian="14pt" style:font-size-complex="14pt" fo:font-weight="bold" style:font-weight-asian="bold" style:font-weight-complex="bold"/>
    </style:style>
    <style:style style:name="T12_5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5.901cm" fo:margin-left="0cm"/>
    </style:style>
    <style:style style:name="Column1" style:family="table-column">
      <style:table-column-properties style:column-width="2.487cm"/>
    </style:style>
    <style:style style:name="Column2" style:family="table-column">
      <style:table-column-properties style:column-width="1.72cm"/>
    </style:style>
    <style:style style:name="Column3" style:family="table-column">
      <style:table-column-properties style:column-width="7.673cm"/>
    </style:style>
    <style:style style:name="Column4" style:family="table-column">
      <style:table-column-properties style:column-width="4.022cm"/>
    </style:style>
    <style:style style:name="Row1" style:family="table-row"/>
    <style:style style:name="Cell1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3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3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4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4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5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5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fo:background-color="#dfdfd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6" style:family="paragraph" style:parent-style-name="Standard">
      <style:paragraph-properties fo:text-align="center" fo:break-before="auto" fo:text-indent="0cm" fo:line-height="144%" fo:margin-top="0.106cm" fo:margin-bottom="0.106cm" fo:margin-left="-0.176cm" fo:margin-right="0cm" fo:orphans="2" fo:widows="2" style:writing-mode="lr-tb"/>
    </style:style>
    <style:style style:name="T16_1" style:family="text">
      <style:text-properties fo:background-color="#dfdfdf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1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border-top="#000000 0.026cm solid" fo:border-bottom="#000000 0.026cm solid" fo:padding-left="0.176cm" fo:border-left="#000000 0.026cm solid" fo:padding-right="0.176cm" fo:border-right="#000000 0.026cm solid"/>
    </style:style>
    <style:style style:name="P2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Heading_20_1">
      <style:paragraph-properties fo:break-before="auto" fo:line-height="138%" style:writing-mode="lr-tb"/>
    </style:style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Heading_20_1">
      <style:paragraph-properties fo:break-before="auto" fo:line-height="144%" fo:margin-top="0cm" fo:margin-bottom="0cm" style:writing-mode="lr-tb"/>
    </style:style>
    <style:style style:name="T47_1" style:family="text">
      <style:text-properties fo:font-weight="bold" style:font-weight-asian="bold" style:font-weight-complex="bold"/>
    </style:style>
    <style:style style:name="P48" style:family="paragraph" style:parent-style-name="Standard">
      <style:paragraph-properties fo:break-before="auto" fo:text-indent="1.27cm" fo:line-height="138%" style:writing-mode="lr-tb"/>
    </style:style>
    <style:style style:name="T48_1" style:family="text">
      <style:text-properties fo:color="#00b050"/>
    </style:style>
    <style:style style:name="T48_2" style:family="text">
      <style:text-properties fo:color="#00b050"/>
    </style:style>
    <style:style style:name="T48_3" style:family="text">
      <style:text-properties fo:color="#00b050"/>
    </style:style>
    <style:style style:name="T48_4" style:family="text">
      <style:text-properties fo:color="#00b050"/>
    </style:style>
    <style:style style:name="T48_5" style:family="text">
      <style:text-properties fo:color="#00b050"/>
    </style:style>
    <style:style style:name="T48_6" style:family="text">
      <style:text-properties fo:color="#00b050"/>
    </style:style>
    <style:style style:name="T48_7" style:family="text">
      <style:text-properties fo:color="#00b050"/>
    </style:style>
    <style:style style:name="T48_8" style:family="text">
      <style:text-properties fo:color="#00b050"/>
    </style:style>
    <style:style style:name="T48_9" style:family="text">
      <style:text-properties fo:color="#00b050"/>
    </style:style>
    <style:style style:name="T48_10" style:family="text">
      <style:text-properties fo:color="#00b050"/>
    </style:style>
    <style:style style:name="T48_11" style:family="text">
      <style:text-properties fo:color="#00b050"/>
    </style:style>
    <style:style style:name="T48_12" style:family="text">
      <style:text-properties fo:color="#00b050"/>
    </style:style>
    <style:style style:name="T48_13" style:family="text">
      <style:text-properties fo:color="#00b050"/>
    </style:style>
    <style:style style:name="T48_14" style:family="text">
      <style:text-properties fo:color="#00b050"/>
    </style:style>
    <style:style style:name="T48_15" style:family="text">
      <style:text-properties fo:color="#00b050"/>
    </style:style>
    <style:style style:name="T48_16" style:family="text">
      <style:text-properties fo:color="#00b050"/>
    </style:style>
    <style:style style:name="T48_17" style:family="text">
      <style:text-properties fo:color="#00b050"/>
    </style:style>
    <style:style style:name="T48_18" style:family="text">
      <style:text-properties fo:color="#00b050"/>
    </style:style>
    <style:style style:name="T48_19" style:family="text">
      <style:text-properties fo:color="#00b050"/>
    </style:style>
    <style:style style:name="T48_20" style:family="text">
      <style:text-properties fo:color="#00b050"/>
    </style:style>
    <style:style style:name="T48_21" style:family="text">
      <style:text-properties fo:color="#00b050"/>
    </style:style>
    <style:style style:name="T48_22" style:family="text">
      <style:text-properties fo:color="#00b050"/>
    </style:style>
    <style:style style:name="T48_23" style:family="text">
      <style:text-properties fo:color="#00b050"/>
    </style:style>
    <style:style style:name="T48_24" style:family="text">
      <style:text-properties fo:color="#00b050"/>
    </style:style>
    <style:style style:name="T48_25" style:family="text">
      <style:text-properties fo:color="#00b050"/>
    </style:style>
    <style:style style:name="T48_26" style:family="text">
      <style:text-properties fo:color="#00b050"/>
    </style:style>
    <style:style style:name="T48_27" style:family="text">
      <style:text-properties fo:color="#00b050"/>
    </style:style>
    <style:style style:name="T48_28" style:family="text">
      <style:text-properties fo:color="#00b050"/>
    </style:style>
    <style:style style:name="T48_29" style:family="text">
      <style:text-properties fo:color="#00b050"/>
    </style:style>
    <style:style style:name="T48_30" style:family="text"/>
    <style:style style:name="T48_31" style:family="text">
      <style:text-properties fo:color="#00b050"/>
    </style:style>
    <style:style style:name="P49" style:family="paragraph" style:parent-style-name="Heading_20_1">
      <style:paragraph-properties fo:break-before="auto" fo:line-height="115%" fo:margin-top="0cm" fo:margin-bottom="0cm" style:writing-mode="lr-tb"/>
    </style:style>
    <style:style style:name="T49_1" style:family="text">
      <style:text-properties fo:font-weight="bold" style:font-weight-asian="bold" style:font-weight-complex="bold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color="#00b050"/>
    </style:style>
    <style:style style:name="T50_2" style:family="text">
      <style:text-properties fo:color="#00b050"/>
    </style:style>
    <style:style style:name="T50_3" style:family="text">
      <style:text-properties fo:color="#00b050"/>
    </style:style>
    <style:style style:name="T50_4" style:family="text">
      <style:text-properties fo:color="#00b050"/>
    </style:style>
    <style:style style:name="T50_5" style:family="text">
      <style:text-properties fo:color="#00b050"/>
    </style:style>
    <style:style style:name="T50_6" style:family="text">
      <style:text-properties fo:color="#00b050"/>
    </style:style>
    <style:style style:name="T50_7" style:family="text">
      <style:text-properties fo:color="#00b050"/>
    </style:style>
    <style:style style:name="T50_8" style:family="text">
      <style:text-properties fo:color="#00b050"/>
    </style:style>
    <style:style style:name="T50_9" style:family="text">
      <style:text-properties fo:color="#00b050"/>
    </style:style>
    <style:style style:name="T50_10" style:family="text">
      <style:text-properties fo:color="#00b050"/>
    </style:style>
    <style:style style:name="T50_11" style:family="text">
      <style:text-properties fo:color="#00b050"/>
    </style:style>
    <style:style style:name="T50_12" style:family="text">
      <style:text-properties fo:color="#00b050"/>
    </style:style>
    <style:style style:name="T50_13" style:family="text">
      <style:text-properties fo:color="#00b050"/>
    </style:style>
    <style:style style:name="T50_14" style:family="text">
      <style:text-properties fo:color="#00b050"/>
    </style:style>
    <style:style style:name="T50_15" style:family="text">
      <style:text-properties fo:color="#00b050"/>
    </style:style>
    <style:style style:name="T50_16" style:family="text">
      <style:text-properties fo:color="#00b050"/>
    </style:style>
    <style:style style:name="T50_17" style:family="text">
      <style:text-properties fo:color="#00b050"/>
    </style:style>
    <style:style style:name="T50_18" style:family="text">
      <style:text-properties fo:color="#00b050"/>
    </style:style>
    <style:style style:name="T50_19" style:family="text">
      <style:text-properties fo:color="#00b050"/>
    </style:style>
    <style:style style:name="T50_20" style:family="text">
      <style:text-properties fo:color="#00b050"/>
    </style:style>
    <style:style style:name="T50_21" style:family="text">
      <style:text-properties fo:color="#00b050"/>
    </style:style>
    <style:style style:name="T50_22" style:family="text">
      <style:text-properties fo:color="#00b050"/>
    </style:style>
    <style:style style:name="T50_23" style:family="text">
      <style:text-properties fo:color="#00b050"/>
    </style:style>
    <style:style style:name="T50_24" style:family="text">
      <style:text-properties fo:color="#00b050"/>
    </style:style>
    <style:style style:name="T50_25" style:family="text">
      <style:text-properties fo:color="#00b050"/>
    </style:style>
    <style:style style:name="T50_26" style:family="text">
      <style:text-properties fo:color="#00b050"/>
    </style:style>
    <style:style style:name="T50_27" style:family="text">
      <style:text-properties fo:color="#00b050"/>
    </style:style>
    <style:style style:name="T50_28" style:family="text">
      <style:text-properties fo:color="#00b050"/>
    </style:style>
    <style:style style:name="T50_29" style:family="text">
      <style:text-properties fo:color="#00b050"/>
    </style:style>
    <style:style style:name="T50_30" style:family="text">
      <style:text-properties fo:color="#00b050"/>
    </style:style>
    <style:style style:name="T50_31" style:family="text">
      <style:text-properties fo:color="#00b050"/>
    </style:style>
    <style:style style:name="T50_32" style:family="text">
      <style:text-properties fo:color="#00b050"/>
    </style:style>
    <style:style style:name="T50_33" style:family="text">
      <style:text-properties fo:color="#00b050"/>
    </style:style>
    <style:style style:name="P51" style:family="paragraph" style:parent-style-name="Heading_20_2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P52" style:family="paragraph" style:parent-style-name="Heading_20_2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text-indent="0cm" fo:line-height="115%" fo:margin-left="2.54cm" style:writing-mode="lr-tb"/>
    </style:style>
    <style:style style:name="T53_1" style:family="text">
      <style:text-properties fo:color="#00b050"/>
    </style:style>
    <style:style style:name="T53_2" style:family="text">
      <style:text-properties fo:color="#00b050"/>
    </style:style>
    <style:style style:name="T53_3" style:family="text">
      <style:text-properties fo:color="#00b050"/>
    </style:style>
    <style:style style:name="T53_4" style:family="text">
      <style:text-properties fo:color="#00b050"/>
    </style:style>
    <style:style style:name="T53_5" style:family="text">
      <style:text-properties fo:color="#00b050"/>
    </style:style>
    <style:style style:name="T53_6" style:family="text">
      <style:text-properties fo:color="#00b050"/>
    </style:style>
    <style:style style:name="T53_7" style:family="text">
      <style:text-properties fo:color="#00b050"/>
    </style:style>
    <style:style style:name="T53_8" style:family="text">
      <style:text-properties fo:color="#00b050"/>
    </style:style>
    <style:style style:name="T53_9" style:family="text">
      <style:text-properties fo:color="#00b050"/>
    </style:style>
    <style:style style:name="T53_10" style:family="text">
      <style:text-properties fo:color="#00b050"/>
    </style:style>
    <style:style style:name="T53_11" style:family="text">
      <style:text-properties fo:color="#00b050"/>
    </style:style>
    <style:style style:name="T53_12" style:family="text">
      <style:text-properties fo:color="#00b050"/>
    </style:style>
    <style:style style:name="T53_13" style:family="text">
      <style:text-properties fo:color="#00b050"/>
    </style:style>
    <style:style style:name="T53_14" style:family="text">
      <style:text-properties fo:color="#00b050"/>
    </style:style>
    <style:style style:name="T53_15" style:family="text">
      <style:text-properties fo:color="#00b050"/>
    </style:style>
    <style:style style:name="T53_16" style:family="text">
      <style:text-properties fo:color="#00b050"/>
    </style:style>
    <style:style style:name="T53_17" style:family="text">
      <style:text-properties fo:color="#00b050"/>
    </style:style>
    <style:style style:name="T53_18" style:family="text">
      <style:text-properties fo:color="#00b050"/>
    </style:style>
    <style:style style:name="T53_19" style:family="text">
      <style:text-properties fo:color="#00b050"/>
    </style:style>
    <style:style style:name="T53_20" style:family="text">
      <style:text-properties fo:color="#00b050"/>
    </style:style>
    <style:style style:name="T53_21" style:family="text">
      <style:text-properties fo:color="#00b050"/>
    </style:style>
    <style:style style:name="T53_22" style:family="text">
      <style:text-properties fo:color="#00b050"/>
    </style:style>
    <style:style style:name="T53_23" style:family="text">
      <style:text-properties fo:color="#00b050"/>
    </style:style>
    <style:style style:name="T53_24" style:family="text">
      <style:text-properties fo:color="#00b050"/>
    </style:style>
    <style:style style:name="T53_25" style:family="text">
      <style:text-properties fo:color="#00b050"/>
    </style:style>
    <style:style style:name="T53_26" style:family="text">
      <style:text-properties fo:color="#00b050"/>
    </style:style>
    <style:style style:name="T53_27" style:family="text">
      <style:text-properties fo:color="#00b050"/>
    </style:style>
    <style:style style:name="T53_28" style:family="text">
      <style:text-properties fo:color="#00b050"/>
    </style:style>
    <style:style style:name="T53_29" style:family="text">
      <style:text-properties fo:color="#00b050"/>
    </style:style>
    <style:style style:name="T53_30" style:family="text">
      <style:text-properties fo:color="#00b050"/>
    </style:style>
    <style:style style:name="T53_31" style:family="text">
      <style:text-properties fo:color="#00b050"/>
    </style:style>
    <style:style style:name="T53_32" style:family="text">
      <style:text-properties fo:color="#00b050"/>
    </style:style>
    <style:style style:name="T53_33" style:family="text">
      <style:text-properties fo:color="#00b050"/>
    </style:style>
    <style:style style:name="T53_34" style:family="text">
      <style:text-properties fo:color="#00b050"/>
    </style:style>
    <style:style style:name="T53_35" style:family="text">
      <style:text-properties fo:color="#00b050"/>
    </style:style>
    <style:style style:name="T53_36" style:family="text">
      <style:text-properties fo:color="#00b050"/>
    </style:style>
    <style:style style:name="T53_37" style:family="text">
      <style:text-properties fo:color="#00b050"/>
    </style:style>
    <style:style style:name="T53_38" style:family="text">
      <style:text-properties fo:color="#00b050"/>
    </style:style>
    <style:style style:name="T53_39" style:family="text">
      <style:text-properties fo:color="#00b050"/>
    </style:style>
    <style:style style:name="T53_40" style:family="text">
      <style:text-properties fo:color="#00b050"/>
    </style:style>
    <style:style style:name="T53_41" style:family="text">
      <style:text-properties fo:color="#00b050"/>
    </style:style>
    <style:style style:name="T53_42" style:family="text">
      <style:text-properties fo:color="#00b050"/>
    </style:style>
    <style:style style:name="T53_43" style:family="text">
      <style:text-properties fo:color="#00b050"/>
    </style:style>
    <style:style style:name="T53_44" style:family="text">
      <style:text-properties fo:color="#00b050"/>
    </style:style>
    <style:style style:name="T53_45" style:family="text">
      <style:text-properties fo:color="#00b050"/>
    </style:style>
    <style:style style:name="T53_46" style:family="text">
      <style:text-properties fo:color="#00b050"/>
    </style:style>
    <style:style style:name="T53_47" style:family="text">
      <style:text-properties fo:color="#00b050"/>
    </style:style>
    <style:style style:name="T53_48" style:family="text">
      <style:text-properties fo:color="#00b050"/>
    </style:style>
    <style:style style:name="T53_49" style:family="text">
      <style:text-properties fo:color="#00b050"/>
    </style:style>
    <style:style style:name="T53_50" style:family="text">
      <style:text-properties fo:color="#00b050"/>
    </style:style>
    <style:style style:name="T53_51" style:family="text">
      <style:text-properties fo:color="#00b050"/>
    </style:style>
    <style:style style:name="T53_52" style:family="text">
      <style:text-properties fo:color="#00b050"/>
    </style:style>
    <style:style style:name="T53_53" style:family="text">
      <style:text-properties fo:color="#00b050"/>
    </style:style>
    <style:style style:name="T53_54" style:family="text">
      <style:text-properties fo:color="#00b050"/>
    </style:style>
    <style:style style:name="T53_55" style:family="text">
      <style:text-properties fo:color="#00b050"/>
    </style:style>
    <style:style style:name="T53_56" style:family="text">
      <style:text-properties fo:color="#00b050"/>
    </style:style>
    <style:style style:name="T53_57" style:family="text">
      <style:text-properties fo:color="#00b050"/>
    </style:style>
    <style:style style:name="T53_58" style:family="text">
      <style:text-properties fo:color="#00b050"/>
    </style:style>
    <style:style style:name="T53_59" style:family="text">
      <style:text-properties fo:color="#00b050"/>
    </style:style>
    <style:style style:name="T53_60" style:family="text">
      <style:text-properties fo:color="#00b050"/>
    </style:style>
    <style:style style:name="T53_61" style:family="text">
      <style:text-properties fo:color="#00b050"/>
    </style:style>
    <style:style style:name="T53_62" style:family="text">
      <style:text-properties fo:color="#00b050"/>
    </style:style>
    <style:style style:name="T53_63" style:family="text">
      <style:text-properties fo:color="#00b050"/>
    </style:style>
    <style:style style:name="T53_64" style:family="text">
      <style:text-properties fo:color="#00b050"/>
    </style:style>
    <style:style style:name="T53_65" style:family="text">
      <style:text-properties fo:color="#00b050"/>
    </style:style>
    <style:style style:name="T53_66" style:family="text">
      <style:text-properties fo:color="#00b050"/>
    </style:style>
    <style:style style:name="T53_67" style:family="text">
      <style:text-properties fo:color="#00b050"/>
    </style:style>
    <style:style style:name="T53_68" style:family="text">
      <style:text-properties fo:color="#00b050"/>
    </style:style>
    <style:style style:name="T53_69" style:family="text">
      <style:text-properties fo:color="#00b050"/>
    </style:style>
    <style:style style:name="T53_70" style:family="text">
      <style:text-properties fo:color="#00b050"/>
    </style:style>
    <style:style style:name="T53_71" style:family="text">
      <style:text-properties fo:color="#00b050"/>
    </style:style>
    <style:style style:name="T53_72" style:family="text">
      <style:text-properties fo:color="#00b050"/>
    </style:style>
    <style:style style:name="T53_73" style:family="text">
      <style:text-properties fo:color="#00b050"/>
    </style:style>
    <style:style style:name="T53_74" style:family="text">
      <style:text-properties fo:color="#00b050"/>
    </style:style>
    <style:style style:name="T53_75" style:family="text">
      <style:text-properties fo:color="#00b050"/>
    </style:style>
    <style:style style:name="T53_76" style:family="text">
      <style:text-properties fo:color="#00b050"/>
    </style:style>
    <style:style style:name="T53_77" style:family="text">
      <style:text-properties fo:color="#00b050"/>
    </style:style>
    <style:style style:name="P54" style:family="paragraph" style:parent-style-name="Heading_20_2">
      <style:paragraph-properties fo:break-before="auto" fo:line-height="115%" fo:margin-top="0cm" fo:margin-bottom="0cm" style:writing-mode="lr-tb"/>
    </style:style>
    <style:style style:name="T54_1" style:family="text"/>
    <style:style style:name="T54_2" style:family="text"/>
    <style:style style:name="T54_3" style:family="text"/>
    <style:style style:name="P55" style:family="paragraph" style:parent-style-name="Standard">
      <style:paragraph-properties fo:break-before="auto" fo:text-indent="0cm" fo:line-height="115%" fo:margin-left="2.54cm" style:writing-mode="lr-tb"/>
    </style:style>
    <style:style style:name="T55_1" style:family="text">
      <style:text-properties fo:color="#00b050"/>
    </style:style>
    <style:style style:name="T55_2" style:family="text">
      <style:text-properties fo:color="#00b050"/>
    </style:style>
    <style:style style:name="T55_3" style:family="text">
      <style:text-properties fo:color="#00b050"/>
    </style:style>
    <style:style style:name="T55_4" style:family="text">
      <style:text-properties fo:color="#00b050"/>
    </style:style>
    <style:style style:name="T55_5" style:family="text">
      <style:text-properties fo:color="#00b050"/>
    </style:style>
    <style:style style:name="T55_6" style:family="text">
      <style:text-properties fo:color="#00b050"/>
    </style:style>
    <style:style style:name="T55_7" style:family="text">
      <style:text-properties fo:color="#00b050"/>
    </style:style>
    <style:style style:name="T55_8" style:family="text">
      <style:text-properties fo:color="#00b050"/>
    </style:style>
    <style:style style:name="T55_9" style:family="text">
      <style:text-properties fo:color="#00b050"/>
    </style:style>
    <style:style style:name="T55_10" style:family="text">
      <style:text-properties fo:color="#00b050"/>
    </style:style>
    <style:style style:name="T55_11" style:family="text">
      <style:text-properties fo:color="#00b050"/>
    </style:style>
    <style:style style:name="T55_12" style:family="text">
      <style:text-properties fo:color="#00b050"/>
    </style:style>
    <style:style style:name="T55_13" style:family="text">
      <style:text-properties fo:color="#00b050"/>
    </style:style>
    <style:style style:name="T55_14" style:family="text">
      <style:text-properties fo:color="#00b050"/>
    </style:style>
    <style:style style:name="T55_15" style:family="text">
      <style:text-properties fo:color="#00b050"/>
    </style:style>
    <style:style style:name="T55_16" style:family="text">
      <style:text-properties fo:color="#00b050"/>
    </style:style>
    <style:style style:name="T55_17" style:family="text">
      <style:text-properties fo:color="#00b050"/>
    </style:style>
    <style:style style:name="T55_18" style:family="text">
      <style:text-properties fo:color="#00b050"/>
    </style:style>
    <style:style style:name="T55_19" style:family="text">
      <style:text-properties fo:color="#00b050"/>
    </style:style>
    <style:style style:name="T55_20" style:family="text">
      <style:text-properties fo:color="#00b050"/>
    </style:style>
    <style:style style:name="T55_21" style:family="text">
      <style:text-properties fo:color="#00b050"/>
    </style:style>
    <style:style style:name="T55_22" style:family="text">
      <style:text-properties fo:color="#00b050"/>
    </style:style>
    <style:style style:name="T55_23" style:family="text">
      <style:text-properties fo:color="#00b050"/>
    </style:style>
    <style:style style:name="T55_24" style:family="text">
      <style:text-properties fo:color="#00b050"/>
    </style:style>
    <style:style style:name="T55_25" style:family="text">
      <style:text-properties fo:color="#00b050"/>
    </style:style>
    <style:style style:name="T55_26" style:family="text">
      <style:text-properties fo:color="#00b050"/>
    </style:style>
    <style:style style:name="T55_27" style:family="text">
      <style:text-properties fo:color="#00b050"/>
    </style:style>
    <style:style style:name="T55_28" style:family="text">
      <style:text-properties fo:color="#00b050"/>
    </style:style>
    <style:style style:name="T55_29" style:family="text">
      <style:text-properties fo:color="#00b050"/>
    </style:style>
    <style:style style:name="T55_30" style:family="text">
      <style:text-properties fo:color="#00b050"/>
    </style:style>
    <style:style style:name="T55_31" style:family="text">
      <style:text-properties fo:color="#00b050"/>
    </style:style>
    <style:style style:name="T55_32" style:family="text">
      <style:text-properties fo:color="#00b050"/>
    </style:style>
    <style:style style:name="T55_33" style:family="text">
      <style:text-properties fo:color="#00b050"/>
    </style:style>
    <style:style style:name="T55_34" style:family="text">
      <style:text-properties fo:color="#00b050"/>
    </style:style>
    <style:style style:name="T55_35" style:family="text">
      <style:text-properties fo:color="#00b050"/>
    </style:style>
    <style:style style:name="T55_36" style:family="text">
      <style:text-properties fo:color="#00b050"/>
    </style:style>
    <style:style style:name="T55_37" style:family="text">
      <style:text-properties fo:color="#00b050"/>
    </style:style>
    <style:style style:name="T55_38" style:family="text">
      <style:text-properties fo:color="#00b050"/>
    </style:style>
    <style:style style:name="T55_39" style:family="text">
      <style:text-properties fo:color="#00b050"/>
    </style:style>
    <style:style style:name="T55_40" style:family="text">
      <style:text-properties fo:color="#00b050"/>
    </style:style>
    <style:style style:name="T55_41" style:family="text">
      <style:text-properties fo:color="#00b050"/>
    </style:style>
    <style:style style:name="T55_42" style:family="text">
      <style:text-properties fo:color="#00b050"/>
    </style:style>
    <style:style style:name="T55_43" style:family="text">
      <style:text-properties fo:color="#00b050"/>
    </style:style>
    <style:style style:name="T55_44" style:family="text">
      <style:text-properties fo:color="#00b050"/>
    </style:style>
    <style:style style:name="T55_45" style:family="text">
      <style:text-properties fo:color="#00b050"/>
    </style:style>
    <style:style style:name="T55_46" style:family="text">
      <style:text-properties fo:color="#00b050"/>
    </style:style>
    <style:style style:name="T55_47" style:family="text">
      <style:text-properties fo:color="#00b050"/>
    </style:style>
    <style:style style:name="T55_48" style:family="text">
      <style:text-properties fo:color="#00b050"/>
    </style:style>
    <style:style style:name="T55_49" style:family="text">
      <style:text-properties fo:color="#00b050"/>
    </style:style>
    <style:style style:name="T55_50" style:family="text">
      <style:text-properties fo:color="#00b050"/>
    </style:style>
    <style:style style:name="T55_51" style:family="text">
      <style:text-properties fo:color="#00b050"/>
    </style:style>
    <style:style style:name="T55_52" style:family="text">
      <style:text-properties fo:color="#00b050"/>
    </style:style>
    <style:style style:name="T55_53" style:family="text">
      <style:text-properties fo:color="#00b050"/>
    </style:style>
    <style:style style:name="T55_54" style:family="text">
      <style:text-properties fo:color="#00b050"/>
    </style:style>
    <style:style style:name="T55_55" style:family="text">
      <style:text-properties fo:color="#00b050"/>
    </style:style>
    <style:style style:name="T55_56" style:family="text">
      <style:text-properties fo:color="#00b050"/>
    </style:style>
    <style:style style:name="T55_57" style:family="text">
      <style:text-properties fo:color="#00b050"/>
    </style:style>
    <style:style style:name="T55_58" style:family="text">
      <style:text-properties fo:color="#00b050"/>
    </style:style>
    <style:style style:name="T55_59" style:family="text">
      <style:text-properties fo:color="#00b050"/>
    </style:style>
    <style:style style:name="T55_60" style:family="text">
      <style:text-properties fo:color="#00b050"/>
    </style:style>
    <style:style style:name="T55_61" style:family="text">
      <style:text-properties fo:color="#00b050"/>
    </style:style>
    <style:style style:name="T55_62" style:family="text">
      <style:text-properties fo:color="#00b050"/>
    </style:style>
    <style:style style:name="T55_63" style:family="text">
      <style:text-properties fo:color="#00b050"/>
    </style:style>
    <style:style style:name="P56" style:family="paragraph" style:parent-style-name="Heading_20_2">
      <style:paragraph-properties fo:break-before="auto" fo:line-height="115%" fo:margin-top="0cm" fo:margin-bottom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P57" style:family="paragraph" style:parent-style-name="Standard">
      <style:paragraph-properties fo:break-before="auto" fo:text-indent="0cm" fo:line-height="115%" fo:margin-left="1.27cm" style:writing-mode="lr-tb"/>
    </style:style>
    <style:style style:name="P58" style:family="paragraph" style:parent-style-name="Standard">
      <style:paragraph-properties fo:text-align="justify" fo:break-before="auto" fo:text-indent="0cm" fo:line-height="115%" fo:margin-left="2.54cm" style:writing-mode="lr-tb"/>
    </style:style>
    <style:style style:name="T58_1" style:family="text">
      <style:text-properties fo:color="#00b050"/>
    </style:style>
    <style:style style:name="T58_2" style:family="text">
      <style:text-properties fo:color="#00b050"/>
    </style:style>
    <style:style style:name="T58_3" style:family="text">
      <style:text-properties fo:color="#00b050"/>
    </style:style>
    <style:style style:name="T58_4" style:family="text">
      <style:text-properties fo:color="#00b050"/>
    </style:style>
    <style:style style:name="T58_5" style:family="text">
      <style:text-properties fo:color="#00b050"/>
    </style:style>
    <style:style style:name="T58_6" style:family="text">
      <style:text-properties fo:color="#00b050"/>
    </style:style>
    <style:style style:name="T58_7" style:family="text">
      <style:text-properties fo:color="#00b050"/>
    </style:style>
    <style:style style:name="T58_8" style:family="text">
      <style:text-properties fo:color="#00b050"/>
    </style:style>
    <style:style style:name="T58_9" style:family="text">
      <style:text-properties fo:color="#00b050"/>
    </style:style>
    <style:style style:name="T58_10" style:family="text">
      <style:text-properties fo:color="#00b050"/>
    </style:style>
    <style:style style:name="T58_11" style:family="text">
      <style:text-properties fo:color="#00b050"/>
    </style:style>
    <style:style style:name="T58_12" style:family="text">
      <style:text-properties fo:color="#00b050"/>
    </style:style>
    <style:style style:name="T58_13" style:family="text">
      <style:text-properties fo:color="#00b050"/>
    </style:style>
    <style:style style:name="T58_14" style:family="text">
      <style:text-properties fo:color="#00b050"/>
    </style:style>
    <style:style style:name="T58_15" style:family="text">
      <style:text-properties fo:color="#00b050"/>
    </style:style>
    <style:style style:name="T58_16" style:family="text">
      <style:text-properties fo:color="#00b050"/>
    </style:style>
    <style:style style:name="T58_17" style:family="text">
      <style:text-properties fo:color="#00b050"/>
    </style:style>
    <style:style style:name="T58_18" style:family="text">
      <style:text-properties fo:color="#00b050"/>
    </style:style>
    <style:style style:name="T58_19" style:family="text">
      <style:text-properties fo:color="#00b050"/>
    </style:style>
    <style:style style:name="T58_20" style:family="text">
      <style:text-properties fo:color="#00b050"/>
    </style:style>
    <style:style style:name="T58_21" style:family="text">
      <style:text-properties fo:color="#00b050"/>
    </style:style>
    <style:style style:name="T58_22" style:family="text">
      <style:text-properties fo:color="#00b050"/>
    </style:style>
    <style:style style:name="T58_23" style:family="text">
      <style:text-properties fo:color="#00b050"/>
    </style:style>
    <style:style style:name="T58_24" style:family="text">
      <style:text-properties fo:color="#00b050"/>
    </style:style>
    <style:style style:name="T58_25" style:family="text">
      <style:text-properties fo:color="#00b050"/>
    </style:style>
    <style:style style:name="T58_26" style:family="text">
      <style:text-properties fo:color="#00b050"/>
    </style:style>
    <style:style style:name="T58_27" style:family="text">
      <style:text-properties fo:color="#00b050"/>
    </style:style>
    <style:style style:name="T58_28" style:family="text">
      <style:text-properties fo:color="#00b050"/>
    </style:style>
    <style:style style:name="T58_29" style:family="text">
      <style:text-properties fo:color="#00b050"/>
    </style:style>
    <style:style style:name="T58_30" style:family="text">
      <style:text-properties fo:color="#00b050"/>
    </style:style>
    <style:style style:name="T58_31" style:family="text">
      <style:text-properties fo:color="#00b050"/>
    </style:style>
    <style:style style:name="T58_32" style:family="text">
      <style:text-properties fo:color="#00b050"/>
    </style:style>
    <style:style style:name="T58_33" style:family="text">
      <style:text-properties fo:color="#00b050"/>
    </style:style>
    <style:style style:name="T58_34" style:family="text">
      <style:text-properties fo:color="#00b050"/>
    </style:style>
    <style:style style:name="T58_35" style:family="text">
      <style:text-properties fo:color="#00b050"/>
    </style:style>
    <style:style style:name="T58_36" style:family="text">
      <style:text-properties fo:color="#00b050"/>
    </style:style>
    <style:style style:name="T58_37" style:family="text">
      <style:text-properties fo:color="#00b050"/>
    </style:style>
    <style:style style:name="T58_38" style:family="text">
      <style:text-properties fo:color="#00b050"/>
    </style:style>
    <style:style style:name="T58_39" style:family="text">
      <style:text-properties fo:color="#00b050"/>
    </style:style>
    <style:style style:name="T58_40" style:family="text">
      <style:text-properties fo:color="#00b050"/>
    </style:style>
    <style:style style:name="T58_41" style:family="text">
      <style:text-properties fo:color="#00b050"/>
    </style:style>
    <style:style style:name="T58_42" style:family="text">
      <style:text-properties fo:color="#00b050"/>
    </style:style>
    <style:style style:name="T58_43" style:family="text">
      <style:text-properties fo:color="#00b050"/>
    </style:style>
    <style:style style:name="T58_44" style:family="text">
      <style:text-properties fo:color="#00b050"/>
    </style:style>
    <style:style style:name="T58_45" style:family="text">
      <style:text-properties fo:color="#00b050"/>
    </style:style>
    <style:style style:name="T58_46" style:family="text">
      <style:text-properties fo:color="#00b050"/>
    </style:style>
    <style:style style:name="T58_47" style:family="text">
      <style:text-properties fo:color="#00b050"/>
    </style:style>
    <style:style style:name="T58_48" style:family="text">
      <style:text-properties fo:color="#00b050"/>
    </style:style>
    <style:style style:name="T58_49" style:family="text">
      <style:text-properties fo:color="#00b050"/>
    </style:style>
    <style:style style:name="T58_50" style:family="text">
      <style:text-properties fo:color="#00b050"/>
    </style:style>
    <style:style style:name="T58_51" style:family="text">
      <style:text-properties fo:color="#00b050"/>
    </style:style>
    <style:style style:name="T58_52" style:family="text">
      <style:text-properties fo:color="#00b050"/>
    </style:style>
    <style:style style:name="T58_53" style:family="text">
      <style:text-properties fo:color="#00b050"/>
    </style:style>
    <style:style style:name="T58_54" style:family="text">
      <style:text-properties fo:color="#00b050"/>
    </style:style>
    <style:style style:name="T58_55" style:family="text">
      <style:text-properties fo:color="#00b050"/>
    </style:style>
    <style:style style:name="T58_56" style:family="text">
      <style:text-properties fo:color="#00b050"/>
    </style:style>
    <style:style style:name="T58_57" style:family="text">
      <style:text-properties fo:color="#00b050"/>
    </style:style>
    <style:style style:name="T58_58" style:family="text">
      <style:text-properties fo:color="#00b050"/>
    </style:style>
    <style:style style:name="T58_59" style:family="text">
      <style:text-properties fo:color="#00b050"/>
    </style:style>
    <style:style style:name="T58_60" style:family="text">
      <style:text-properties fo:color="#00b050"/>
    </style:style>
    <style:style style:name="T58_61" style:family="text">
      <style:text-properties fo:color="#00b050"/>
    </style:style>
    <style:style style:name="T58_62" style:family="text">
      <style:text-properties fo:color="#00b050"/>
    </style:style>
    <style:style style:name="T58_63" style:family="text">
      <style:text-properties fo:color="#00b050"/>
    </style:style>
    <style:style style:name="T58_64" style:family="text">
      <style:text-properties fo:color="#00b050"/>
    </style:style>
    <style:style style:name="T58_65" style:family="text">
      <style:text-properties fo:color="#00b050"/>
    </style:style>
    <style:style style:name="T58_66" style:family="text">
      <style:text-properties fo:color="#00b050"/>
    </style:style>
    <style:style style:name="T58_67" style:family="text">
      <style:text-properties fo:color="#00b050"/>
    </style:style>
    <style:style style:name="P59" style:family="paragraph" style:parent-style-name="Standard">
      <style:paragraph-properties fo:break-before="auto" fo:text-indent="0cm" fo:line-height="115%" fo:margin-left="2.54cm" style:writing-mode="lr-tb"/>
      <style:text-properties fo:color="#00b050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Heading_20_1">
      <style:paragraph-properties fo:break-before="auto" fo:line-height="115%" fo:margin-top="0cm" fo:margin-bottom="0cm" style:writing-mode="lr-tb"/>
    </style:style>
    <style:style style:name="T62_1" style:family="text">
      <style:text-properties fo:font-weight="bold" style:font-weight-asian="bold" style:font-weight-complex="bold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color="#00b050"/>
    </style:style>
    <style:style style:name="T63_2" style:family="text">
      <style:text-properties fo:color="#00b050"/>
    </style:style>
    <style:style style:name="T63_3" style:family="text">
      <style:text-properties fo:color="#00b050"/>
    </style:style>
    <style:style style:name="T63_4" style:family="text">
      <style:text-properties fo:color="#00b050"/>
    </style:style>
    <style:style style:name="T63_5" style:family="text">
      <style:text-properties fo:color="#00b050"/>
    </style:style>
    <style:style style:name="T63_6" style:family="text">
      <style:text-properties fo:color="#00b050"/>
    </style:style>
    <style:style style:name="T63_7" style:family="text">
      <style:text-properties fo:color="#00b050"/>
    </style:style>
    <style:style style:name="T63_8" style:family="text">
      <style:text-properties fo:color="#00b050"/>
    </style:style>
    <style:style style:name="T63_9" style:family="text">
      <style:text-properties fo:color="#00b050"/>
    </style:style>
    <style:style style:name="T63_10" style:family="text">
      <style:text-properties fo:color="#00b050"/>
    </style:style>
    <style:style style:name="T63_11" style:family="text">
      <style:text-properties fo:color="#00b050"/>
    </style:style>
    <style:style style:name="T63_12" style:family="text">
      <style:text-properties fo:color="#00b050"/>
    </style:style>
    <style:style style:name="T63_13" style:family="text">
      <style:text-properties fo:color="#00b050"/>
    </style:style>
    <style:style style:name="T63_14" style:family="text">
      <style:text-properties fo:color="#00b050"/>
    </style:style>
    <style:style style:name="T63_15" style:family="text">
      <style:text-properties fo:color="#00b050"/>
    </style:style>
    <style:style style:name="T63_16" style:family="text">
      <style:text-properties fo:color="#00b050"/>
    </style:style>
    <style:style style:name="T63_17" style:family="text">
      <style:text-properties fo:color="#00b050"/>
    </style:style>
    <style:style style:name="T63_18" style:family="text">
      <style:text-properties fo:color="#00b050"/>
    </style:style>
    <style:style style:name="T63_19" style:family="text">
      <style:text-properties fo:color="#00b050"/>
    </style:style>
    <style:style style:name="T63_20" style:family="text">
      <style:text-properties fo:color="#00b050"/>
    </style:style>
    <style:style style:name="T63_21" style:family="text">
      <style:text-properties fo:color="#00b050"/>
    </style:style>
    <style:style style:name="T63_22" style:family="text">
      <style:text-properties fo:color="#00b050"/>
    </style:style>
    <style:style style:name="T63_23" style:family="text">
      <style:text-properties fo:color="#00b050"/>
    </style:style>
    <style:style style:name="T63_24" style:family="text">
      <style:text-properties fo:color="#00b050"/>
    </style:style>
    <style:style style:name="T63_25" style:family="text">
      <style:text-properties fo:color="#00b050"/>
    </style:style>
    <style:style style:name="T63_26" style:family="text">
      <style:text-properties fo:color="#00b050"/>
    </style:style>
    <style:style style:name="T63_27" style:family="text">
      <style:text-properties fo:color="#00b050"/>
    </style:style>
    <style:style style:name="T63_28" style:family="text">
      <style:text-properties fo:color="#00b050"/>
    </style:style>
    <style:style style:name="T63_29" style:family="text">
      <style:text-properties fo:color="#00b050"/>
    </style:style>
    <style:style style:name="T63_30" style:family="text">
      <style:text-properties fo:color="#00b050"/>
    </style:style>
    <style:style style:name="T63_31" style:family="text">
      <style:text-properties fo:color="#00b050"/>
    </style:style>
    <style:style style:name="T63_32" style:family="text">
      <style:text-properties fo:color="#00b050"/>
    </style:style>
    <style:style style:name="T63_33" style:family="text">
      <style:text-properties fo:color="#00b050"/>
    </style:style>
    <style:style style:name="T63_34" style:family="text">
      <style:text-properties fo:color="#00b050"/>
    </style:style>
    <style:style style:name="T63_35" style:family="text">
      <style:text-properties fo:color="#00b050"/>
    </style:style>
    <style:style style:name="P64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latório</text:span><text:span text:style-name="T1_2"><text:s/></text:span><text:span text:style-name="T1_3">de</text:span><text:span text:style-name="T1_4"><text:s/></text:span><text:span text:style-name="T1_5">Garantia</text:span><text:span text:style-name="T1_6"><text:s/></text:span><text:span text:style-name="T1_7">de</text:span><text:span text:style-name="T1_8"><text:s/></text:span><text:span text:style-name="T1_9">Qualidade</text:span></text:p>
      <text:p text:style-name="P2"><text:span text:style-name="T2_1">&lt;</text:span><text:span text:style-name="T2_2">Nome</text:span><text:span text:style-name="T2_3"><text:s/></text:span><text:span text:style-name="T2_4">da</text:span><text:span text:style-name="T2_5"><text:s/></text:span><text:span text:style-name="T2_6">Atividade</text:span><text:span text:style-name="T2_7">&gt;</text:span></text:p>
      <text:p text:style-name="P3"/>
      <text:p text:style-name="P4"/>
      <text:p text:style-name="P5"><text:span text:style-name="T5_1">Projeto</text:span><text:span text:style-name="T5_2">:<text:s/></text:span><text:span text:style-name="T5_3">&lt;</text:span><text:span text:style-name="T5_4">Nome</text:span><text:span text:style-name="T5_5"><text:s/></text:span><text:span text:style-name="T5_6">do</text:span><text:span text:style-name="T5_7"><text:s/></text:span><text:span text:style-name="T5_8">Projeto</text:span><text:span text:style-name="T5_9">&gt;</text:span></text:p>
      <text:p text:style-name="P6"><text:span text:style-name="T6_1">Cliente</text:span><text:span text:style-name="T6_2">:<text:s/></text:span><text:span text:style-name="T6_3">&lt;</text:span><text:span text:style-name="T6_4">Nome</text:span><text:span text:style-name="T6_5"><text:s/></text:span><text:span text:style-name="T6_6">do</text:span><text:span text:style-name="T6_7"><text:s/></text:span><text:span text:style-name="T6_8">Cliente</text:span><text:span text:style-name="T6_9">&gt;</text:span></text:p>
      <text:p text:style-name="P7"><text:span text:style-name="T7_1">Responsável</text:span><text:span text:style-name="T7_2"><text:s/></text:span><text:span text:style-name="T7_3">pela</text:span><text:span text:style-name="T7_4"><text:s/></text:span><text:span text:style-name="T7_5">Elaboração</text:span><text:span text:style-name="T7_6">:<text:s/></text:span><text:span text:style-name="T7_7">&lt;</text:span><text:span text:style-name="T7_8">Nome</text:span><text:span text:style-name="T7_9">&gt;</text:span></text:p>
      <text:p text:style-name="P8"><text:span text:style-name="T8_1">Função</text:span><text:span text:style-name="T8_2"><text:s/></text:span><text:span text:style-name="T8_3">do</text:span><text:span text:style-name="T8_4"><text:s/></text:span><text:span text:style-name="T8_5">Responsável</text:span><text:span text:style-name="T8_6">:<text:s/></text:span><text:span text:style-name="T8_7">&lt;</text:span><text:span text:style-name="T8_8">Função</text:span><text:span text:style-name="T8_9">&gt;</text:span></text:p>
      <text:p text:style-name="P9"><text:span text:style-name="T9_1">E</text:span><text:span text:style-name="T9_2">-</text:span><text:span text:style-name="T9_3">mail</text:span><text:span text:style-name="T9_4"><text:s/></text:span><text:span text:style-name="T9_5">do</text:span><text:span text:style-name="T9_6"><text:s/></text:span><text:span text:style-name="T9_7">Responsável</text:span><text:span text:style-name="T9_8">:<text:s/></text:span><text:span text:style-name="T9_9">&lt;</text:span><text:span text:style-name="T9_10">Email</text:span><text:span text:style-name="T9_11">&gt;</text:span></text:p>
      <text:p text:style-name="P10"/>
      <text:p text:style-name="P11"/>
      <text:p text:style-name="P12"><text:span text:style-name="T12_1">Histórico</text:span><text:span text:style-name="T12_2"><text:s/></text:span><text:span text:style-name="T12_3">de</text:span><text:span text:style-name="T12_4"><text:s/></text:span><text:span text:style-name="T12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3"><text:span text:style-name="T13_1">Data</text:span></text:p>
          </table:table-cell>
          <table:table-cell table:style-name="Cell2">
            <text:p text:style-name="P14"><text:span text:style-name="T14_1">Versão</text:span></text:p>
          </table:table-cell>
          <table:table-cell table:style-name="Cell3">
            <text:p text:style-name="P15"><text:span text:style-name="T15_1">Descrição</text:span></text:p>
          </table:table-cell>
          <table:table-cell table:style-name="Cell4">
            <text:p text:style-name="P16"><text:span text:style-name="T16_1">Autor</text:span></text:p>
          </table:table-cell>
        </table:table-row>
        <table:table-row table:style-name="Row2">
          <table:table-cell table:style-name="Cell5">
            <text:p text:style-name="P17"/>
          </table:table-cell>
          <table:table-cell table:style-name="Cell6">
            <text:p text:style-name="P18"/>
          </table:table-cell>
          <table:table-cell table:style-name="Cell7">
            <text:p text:style-name="P19"/>
          </table:table-cell>
          <table:table-cell table:style-name="Cell8">
            <text:p text:style-name="P20"/>
          </table:table-cell>
        </table:table-row>
        <table:table-row table:style-name="Row3">
          <table:table-cell table:style-name="Cell9">
            <text:p text:style-name="P21"/>
          </table:table-cell>
          <table:table-cell table:style-name="Cell10">
            <text:p text:style-name="P22"/>
          </table:table-cell>
          <table:table-cell table:style-name="Cell11">
            <text:p text:style-name="P23"/>
          </table:table-cell>
          <table:table-cell table:style-name="Cell12">
            <text:p text:style-name="P24"/>
          </table:table-cell>
        </table:table-row>
        <table:table-row table:style-name="Row4">
          <table:table-cell table:style-name="Cell13">
            <text:p text:style-name="P25"/>
          </table:table-cell>
          <table:table-cell table:style-name="Cell14">
            <text:p text:style-name="P26"/>
          </table:table-cell>
          <table:table-cell table:style-name="Cell15">
            <text:p text:style-name="P27"/>
          </table:table-cell>
          <table:table-cell table:style-name="Cell16">
            <text:p text:style-name="P28"/>
          </table:table-cell>
        </table:table-row>
      </table:table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h text:style-name="P41" text:outline-level="10"><text:bookmark-start text:name="h.gjdgxs"/><text:bookmark-end text:name="h.gjdgxs"/></text:h>
      <text:p text:style-name="P42"/>
      <text:p text:style-name="P43"/>
      <text:p text:style-name="P44"/>
      <text:p text:style-name="P45"/>
      <text:p text:style-name="P46"/>
      <text:list text:style-name="LS1" xml:id="list0">
        <text:list-item>
          <text:h text:style-name="P47" text:outline-level="10"><text:bookmark-start text:name="h.30j0zll"/><text:bookmark-end text:name="h.30j0zll"/><text:span text:style-name="T47_1">Propósito</text:span></text:h>
        </text:list-item>
      </text:list>
      <text:p text:style-name="P48"><text:span text:style-name="T48_1">&lt;</text:span><text:span text:style-name="T48_2">Propósito</text:span><text:span text:style-name="T48_3"><text:s/></text:span><text:span text:style-name="T48_4">deste</text:span><text:span text:style-name="T48_5"><text:s/></text:span><text:span text:style-name="T48_6">documento</text:span><text:span text:style-name="T48_7">.<text:s/></text:span><text:span text:style-name="T48_8">Ex</text:span><text:span text:style-name="T48_9">:<text:s/></text:span><text:span text:style-name="T48_10">Apresentar</text:span><text:span text:style-name="T48_11"><text:s/></text:span><text:span text:style-name="T48_12">o</text:span><text:span text:style-name="T48_13"><text:s/></text:span><text:span text:style-name="T48_14">relatório</text:span><text:span text:style-name="T48_15"><text:s/></text:span><text:span text:style-name="T48_16">de</text:span><text:span text:style-name="T48_17"><text:s/></text:span><text:span text:style-name="T48_18">Garantia</text:span><text:span text:style-name="T48_19"><text:s/></text:span><text:span text:style-name="T48_20">de</text:span><text:span text:style-name="T48_21"><text:s/></text:span><text:span text:style-name="T48_22">Qualidade</text:span><text:span text:style-name="T48_23"><text:s/></text:span><text:span text:style-name="T48_24">que</text:span><text:span text:style-name="T48_25"><text:s/></text:span><text:span text:style-name="T48_26">foi</text:span><text:span text:style-name="T48_27"><text:s/></text:span><text:span text:style-name="T48_28">realizada</text:span><text:span text:style-name="T48_29">.</text:span><text:span text:style-name="T48_30"><text:s/></text:span><text:span text:style-name="T48_31">&gt;</text:span></text:p>
      <text:list text:style-name="LS1" xml:id="list1" text:continue-list="list0">
        <text:list-item>
          <text:h text:style-name="P49" text:outline-level="10"><text:bookmark-start text:name="h.1fob9te"/><text:bookmark-end text:name="h.1fob9te"/><text:span text:style-name="T49_1">Relatório</text:span></text:h>
        </text:list-item>
      </text:list>
      <text:p text:style-name="P50"><text:span text:style-name="T50_1">&lt;</text:span><text:span text:style-name="T50_2">Aqui</text:span><text:span text:style-name="T50_3"><text:s/></text:span><text:span text:style-name="T50_4">serão</text:span><text:span text:style-name="T50_5"><text:s/></text:span><text:span text:style-name="T50_6">sumarizados</text:span><text:span text:style-name="T50_7"><text:s/></text:span><text:span text:style-name="T50_8">os</text:span><text:span text:style-name="T50_9"><text:s/></text:span><text:span text:style-name="T50_10">resultados</text:span><text:span text:style-name="T50_11"><text:s/></text:span><text:span text:style-name="T50_12">da</text:span><text:span text:style-name="T50_13"><text:s/></text:span><text:span text:style-name="T50_14">atividade</text:span><text:span text:style-name="T50_15"><text:s/></text:span><text:span text:style-name="T50_16">de</text:span><text:span text:style-name="T50_17"><text:s/></text:span><text:span text:style-name="T50_18">Garantia</text:span><text:span text:style-name="T50_19"><text:s/></text:span><text:span text:style-name="T50_20">de</text:span><text:span text:style-name="T50_21"><text:s/></text:span><text:span text:style-name="T50_22">Qualidade</text:span><text:span text:style-name="T50_23"><text:s/></text:span><text:span text:style-name="T50_24">realizada</text:span><text:span text:style-name="T50_25"><text:s/></text:span><text:span text:style-name="T50_26">para</text:span><text:span text:style-name="T50_27"><text:s/></text:span><text:span text:style-name="T50_28">cada</text:span><text:span text:style-name="T50_29"><text:s/></text:span><text:span text:style-name="T50_30">artefato</text:span><text:span text:style-name="T50_31"><text:s/></text:span><text:span text:style-name="T50_32">analisado</text:span><text:span text:style-name="T50_33">.<text:s/>&gt;</text:span></text:p>
      <text:list text:style-name="LS1" xml:id="list2" text:continue-list="list0">
        <text:list-item>
          <text:list>
            <text:list-item>
              <text:h text:style-name="P51" text:outline-level="10"><text:bookmark-start text:name="h.3znysh7"/><text:bookmark-end text:name="h.3znysh7"/><text:span text:style-name="T51_1">&lt;</text:span><text:span text:style-name="T51_2">Nome</text:span><text:span text:style-name="T51_3"><text:s/></text:span><text:span text:style-name="T51_4">do</text:span><text:span text:style-name="T51_5"><text:s/></text:span><text:span text:style-name="T51_6">Artefato</text:span><text:span text:style-name="T51_7"><text:s/></text:span><text:span text:style-name="T51_8">Analisado</text:span><text:span text:style-name="T51_9">&gt;</text:span></text:h>
              <text:list>
                <text:list-item>
                  <text:h text:style-name="P52" text:outline-level="10"><text:bookmark-start text:name="h.2et92p0"/><text:bookmark-end text:name="h.2et92p0"/><text:span text:style-name="T52_1">Documentos</text:span><text:span text:style-name="T52_2"><text:s/></text:span></text:h>
                </text:list-item>
              </text:list>
            </text:list-item>
          </text:list>
        </text:list-item>
      </text:list>
      <text:p text:style-name="P53"><text:span text:style-name="T53_1">&lt;</text:span><text:span text:style-name="T53_2">Aqui</text:span><text:span text:style-name="T53_3"><text:s/></text:span><text:span text:style-name="T53_4">serão</text:span><text:span text:style-name="T53_5"><text:s/></text:span><text:span text:style-name="T53_6">anexados</text:span><text:span text:style-name="T53_7"><text:s/></text:span><text:span text:style-name="T53_8">os</text:span><text:span text:style-name="T53_9"><text:s/></text:span><text:span text:style-name="T53_10">documentos</text:span><text:span text:style-name="T53_11"><text:s/></text:span><text:span text:style-name="T53_12">produzidos</text:span><text:span text:style-name="T53_13"><text:s/></text:span><text:span text:style-name="T53_14">durante</text:span><text:span text:style-name="T53_15"><text:s/></text:span><text:span text:style-name="T53_16">a</text:span><text:span text:style-name="T53_17"><text:s/></text:span><text:span text:style-name="T53_18">análise</text:span><text:span text:style-name="T53_19"><text:s/></text:span><text:span text:style-name="T53_20">do</text:span><text:span text:style-name="T53_21"><text:s/></text:span><text:span text:style-name="T53_22">artefato</text:span><text:span text:style-name="T53_23">.<text:s/></text:span><text:span text:style-name="T53_24">Estes</text:span><text:span text:style-name="T53_25"><text:s/></text:span><text:span text:style-name="T53_26">documentos</text:span><text:span text:style-name="T53_27"><text:s/></text:span><text:span text:style-name="T53_28">são</text:span><text:span text:style-name="T53_29"><text:s/></text:span><text:span text:style-name="T53_30">aqueles</text:span><text:span text:style-name="T53_31"><text:s/></text:span><text:span text:style-name="T53_32">utilizados</text:span><text:span text:style-name="T53_33"><text:s/></text:span><text:span text:style-name="T53_34">para</text:span><text:span text:style-name="T53_35"><text:s/></text:span><text:span text:style-name="T53_36">aplicar</text:span><text:span text:style-name="T53_37"><text:s/></text:span><text:span text:style-name="T53_38">as</text:span><text:span text:style-name="T53_39"><text:s/></text:span><text:span text:style-name="T53_40">técnicas</text:span><text:span text:style-name="T53_41"><text:s/></text:span><text:span text:style-name="T53_42">de</text:span><text:span text:style-name="T53_43"><text:s/></text:span><text:span text:style-name="T53_44">garantia</text:span><text:span text:style-name="T53_45"><text:s/></text:span><text:span text:style-name="T53_46">de</text:span><text:span text:style-name="T53_47"><text:s/></text:span><text:span text:style-name="T53_48">qualidade</text:span><text:span text:style-name="T53_49"><text:s/></text:span><text:span text:style-name="T53_50">previstas</text:span><text:span text:style-name="T53_51"><text:s/></text:span><text:span text:style-name="T53_52">no</text:span><text:span text:style-name="T53_53"><text:s/></text:span><text:span text:style-name="T53_54">plano</text:span><text:span text:style-name="T53_55"><text:s/></text:span><text:span text:style-name="T53_56">de</text:span><text:span text:style-name="T53_57"><text:s/></text:span><text:span text:style-name="T53_58">Garantia</text:span><text:span text:style-name="T53_59"><text:s/></text:span><text:span text:style-name="T53_60">de</text:span><text:span text:style-name="T53_61"><text:s/></text:span><text:span text:style-name="T53_62">Qualidade</text:span><text:span text:style-name="T53_63">.<text:s/></text:span><text:span text:style-name="T53_64">Ex</text:span><text:span text:style-name="T53_65">:<text:s/></text:span><text:span text:style-name="T53_66">Check</text:span><text:span text:style-name="T53_67"><text:s/></text:span><text:span text:style-name="T53_68">list</text:span><text:span text:style-name="T53_69">,<text:s/></text:span><text:span text:style-name="T53_70">Documentos</text:span><text:span text:style-name="T53_71"><text:s/></text:span><text:span text:style-name="T53_72">de</text:span><text:span text:style-name="T53_73"><text:s/></text:span><text:span text:style-name="T53_74">não</text:span><text:span text:style-name="T53_75"><text:s/></text:span><text:span text:style-name="T53_76">conformidade</text:span><text:span text:style-name="T53_77"><text:s/>&gt;</text:span></text:p>
      <text:list text:style-name="LS1" xml:id="list4" text:continue-list="list0">
        <text:list-item>
          <text:list>
            <text:list-item>
              <text:list>
                <text:list-item>
                  <text:h text:style-name="P54" text:outline-level="10"><text:bookmark-start text:name="h.tyjcwt"/><text:bookmark-end text:name="h.tyjcwt"/><text:span text:style-name="T54_1">Não</text:span><text:span text:style-name="T54_2"><text:s/></text:span><text:span text:style-name="T54_3">conformidades</text:span></text:h>
                </text:list-item>
              </text:list>
            </text:list-item>
          </text:list>
        </text:list-item>
      </text:list>
      <text:p text:style-name="P55"><text:span text:style-name="T55_1">&lt;</text:span><text:span text:style-name="T55_2">Colocar</text:span><text:span text:style-name="T55_3"><text:s/></text:span><text:span text:style-name="T55_4">as</text:span><text:span text:style-name="T55_5"><text:s/></text:span><text:span text:style-name="T55_6">não</text:span><text:span text:style-name="T55_7"><text:s/></text:span><text:span text:style-name="T55_8">conformidades</text:span><text:span text:style-name="T55_9"><text:s/></text:span><text:span text:style-name="T55_10">encontrados</text:span><text:span text:style-name="T55_11"><text:s/></text:span><text:span text:style-name="T55_12">no</text:span><text:span text:style-name="T55_13"><text:s/></text:span><text:span text:style-name="T55_14">artefato</text:span><text:span text:style-name="T55_15">.<text:s/></text:span><text:span text:style-name="T55_16">Descrever</text:span><text:span text:style-name="T55_17"><text:s/></text:span><text:span text:style-name="T55_18">de</text:span><text:span text:style-name="T55_19"><text:s/></text:span><text:span text:style-name="T55_20">forma</text:span><text:span text:style-name="T55_21"><text:s/></text:span><text:span text:style-name="T55_22">completa</text:span><text:span text:style-name="T55_23">,<text:s/></text:span><text:span text:style-name="T55_24">para</text:span><text:span text:style-name="T55_25"><text:s/></text:span><text:span text:style-name="T55_26">que</text:span><text:span text:style-name="T55_27"><text:s/></text:span><text:span text:style-name="T55_28">sejam</text:span><text:span text:style-name="T55_29"><text:s/></text:span><text:span text:style-name="T55_30">apresentados</text:span><text:span text:style-name="T55_31"><text:s/></text:span><text:span text:style-name="T55_32">de</text:span><text:span text:style-name="T55_33"><text:s/></text:span><text:span text:style-name="T55_34">uma</text:span><text:span text:style-name="T55_35"><text:s/></text:span><text:span text:style-name="T55_36">forma</text:span><text:span text:style-name="T55_37"><text:s/></text:span><text:span text:style-name="T55_38">entendível</text:span><text:span text:style-name="T55_39">.<text:s/></text:span><text:span text:style-name="T55_40">Nesta</text:span><text:span text:style-name="T55_41"><text:s/></text:span><text:span text:style-name="T55_42">seção</text:span><text:span text:style-name="T55_43">,<text:s/></text:span><text:span text:style-name="T55_44">as</text:span><text:span text:style-name="T55_45"><text:s/></text:span><text:span text:style-name="T55_46">anomalias</text:span><text:span text:style-name="T55_47"><text:s/></text:span><text:span text:style-name="T55_48">encontradas</text:span><text:span text:style-name="T55_49"><text:s/></text:span><text:span text:style-name="T55_50">e</text:span><text:span text:style-name="T55_51"><text:s/></text:span><text:span text:style-name="T55_52">classificadas</text:span><text:span text:style-name="T55_53"><text:s/></text:span><text:span text:style-name="T55_54">podem</text:span><text:span text:style-name="T55_55"><text:s/></text:span><text:span text:style-name="T55_56">ser</text:span><text:span text:style-name="T55_57"><text:s/></text:span><text:span text:style-name="T55_58">anexadas</text:span><text:span text:style-name="T55_59"><text:s/></text:span><text:span text:style-name="T55_60">ou</text:span><text:span text:style-name="T55_61"><text:s/></text:span><text:span text:style-name="T55_62">referenciadas</text:span><text:span text:style-name="T55_63">&gt;</text:span></text:p>
      <text:list text:style-name="LS1" xml:id="list5" text:continue-list="list0">
        <text:list-item>
          <text:list>
            <text:list-item>
              <text:list>
                <text:list-item>
                  <text:h text:style-name="P56" text:outline-level="10"><text:bookmark-start text:name="h.3dy6vkm"/><text:bookmark-end text:name="h.3dy6vkm"/><text:span text:style-name="T56_1">Relatório</text:span><text:span text:style-name="T56_2"><text:s/></text:span><text:span text:style-name="T56_3">Final</text:span><text:span text:style-name="T56_4"><text:s/></text:span><text:span text:style-name="T56_5">de</text:span><text:span text:style-name="T56_6"><text:s/></text:span><text:span text:style-name="T56_7">Qualidade</text:span></text:h>
                </text:list-item>
              </text:list>
            </text:list-item>
          </text:list>
        </text:list-item>
      </text:list>
      <text:p text:style-name="P57"/>
      <text:p text:style-name="P58"><text:span text:style-name="T58_1">&lt;</text:span><text:span text:style-name="T58_2">Aqui</text:span><text:span text:style-name="T58_3"><text:s/></text:span><text:span text:style-name="T58_4">será</text:span><text:span text:style-name="T58_5"><text:s/></text:span><text:span text:style-name="T58_6">anexado</text:span><text:span text:style-name="T58_7"><text:s/></text:span><text:span text:style-name="T58_8">o</text:span><text:span text:style-name="T58_9"><text:s/></text:span><text:span text:style-name="T58_10">relatório</text:span><text:span text:style-name="T58_11"><text:s/></text:span><text:span text:style-name="T58_12">final</text:span><text:span text:style-name="T58_13"><text:s/></text:span><text:span text:style-name="T58_14">de</text:span><text:span text:style-name="T58_15"><text:s/></text:span><text:span text:style-name="T58_16">qualidade</text:span><text:span text:style-name="T58_17"><text:s/></text:span><text:span text:style-name="T58_18">contento</text:span><text:span text:style-name="T58_19"><text:s/></text:span><text:span text:style-name="T58_20">a</text:span><text:span text:style-name="T58_21"><text:s/></text:span><text:span text:style-name="T58_22">análise</text:span><text:span text:style-name="T58_23">,<text:s/></text:span><text:span text:style-name="T58_24">número</text:span><text:span text:style-name="T58_25"><text:s/></text:span><text:span text:style-name="T58_26">total</text:span><text:span text:style-name="T58_27"><text:s/></text:span><text:span text:style-name="T58_28">de</text:span><text:span text:style-name="T58_29"><text:s/></text:span><text:span text:style-name="T58_30">não</text:span><text:span text:style-name="T58_31"><text:s/></text:span><text:span text:style-name="T58_32">conformidades</text:span><text:span text:style-name="T58_33">,<text:s/></text:span><text:span text:style-name="T58_34">número</text:span><text:span text:style-name="T58_35"><text:s/></text:span><text:span text:style-name="T58_36">de</text:span><text:span text:style-name="T58_37"><text:s/></text:span><text:span text:style-name="T58_38">não</text:span><text:span text:style-name="T58_39"><text:s/></text:span><text:span text:style-name="T58_40">conformidades</text:span><text:span text:style-name="T58_41"><text:s/></text:span><text:span text:style-name="T58_42">solucionadas</text:span><text:span text:style-name="T58_43"><text:s/></text:span><text:span text:style-name="T58_44">dentro</text:span><text:span text:style-name="T58_45"><text:s/></text:span><text:span text:style-name="T58_46">do</text:span><text:span text:style-name="T58_47"><text:s/></text:span><text:span text:style-name="T58_48">prazo</text:span><text:span text:style-name="T58_49"><text:s/></text:span><text:span text:style-name="T58_50">e</text:span><text:span text:style-name="T58_51"><text:s/></text:span><text:span text:style-name="T58_52">total</text:span><text:span text:style-name="T58_53"><text:s/></text:span><text:span text:style-name="T58_54">de</text:span><text:span text:style-name="T58_55"><text:s/></text:span><text:span text:style-name="T58_56">não</text:span><text:span text:style-name="T58_57"><text:s/></text:span><text:span text:style-name="T58_58">conformidades</text:span><text:span text:style-name="T58_59"><text:s/></text:span><text:span text:style-name="T58_60">separadas</text:span><text:span text:style-name="T58_61"><text:s/></text:span><text:span text:style-name="T58_62">por</text:span><text:span text:style-name="T58_63"><text:s/></text:span><text:span text:style-name="T58_64">setor</text:span><text:span text:style-name="T58_65"><text:s/></text:span><text:span text:style-name="T58_66">responsável</text:span><text:span text:style-name="T58_67">&gt;</text:span></text:p>
      <text:p text:style-name="P59"/>
      <text:p text:style-name="P60"/>
      <text:p text:style-name="P61"/>
      <text:list text:style-name="LS1" xml:id="list6" text:continue-list="list0">
        <text:list-item>
          <text:h text:style-name="P62" text:outline-level="10"><text:bookmark-start text:name="h.1t3h5sf"/><text:bookmark-end text:name="h.1t3h5sf"/><text:span text:style-name="T62_1">Referências</text:span></text:h>
        </text:list-item>
      </text:list>
      <text:p text:style-name="P63"><text:bookmark-start text:name="h.4d34og8"/><text:bookmark-end text:name="h.4d34og8"/><text:span text:style-name="T63_1">&lt;</text:span><text:span text:style-name="T63_2">Colocar</text:span><text:span text:style-name="T63_3"><text:s/></text:span><text:span text:style-name="T63_4">os</text:span><text:span text:style-name="T63_5"><text:s/></text:span><text:span text:style-name="T63_6">links</text:span><text:span text:style-name="T63_7"><text:s/></text:span><text:span text:style-name="T63_8">dos</text:span><text:span text:style-name="T63_9"><text:s/></text:span><text:span text:style-name="T63_10">documentos</text:span><text:span text:style-name="T63_11"><text:s/></text:span><text:span text:style-name="T63_12">que</text:span><text:span text:style-name="T63_13"><text:s/></text:span><text:span text:style-name="T63_14">foram</text:span><text:span text:style-name="T63_15"><text:s/></text:span><text:span text:style-name="T63_16">utilizado</text:span><text:span text:style-name="T63_17"><text:s/></text:span><text:span text:style-name="T63_18">na</text:span><text:span text:style-name="T63_19"><text:s/></text:span><text:span text:style-name="T63_20">garantia</text:span><text:span text:style-name="T63_21"><text:s/></text:span><text:span text:style-name="T63_22">de</text:span><text:span text:style-name="T63_23"><text:s/></text:span><text:span text:style-name="T63_24">qualidade</text:span><text:span text:style-name="T63_25"><text:s/></text:span><text:span text:style-name="T63_26">dos</text:span><text:span text:style-name="T63_27"><text:s/></text:span><text:span text:style-name="T63_28">artefatos</text:span><text:span text:style-name="T63_29"><text:s/></text:span><text:span text:style-name="T63_30">na</text:span><text:span text:style-name="T63_31"><text:s/></text:span><text:span text:style-name="T63_32">determinada</text:span><text:span text:style-name="T63_33"><text:s/></text:span><text:span text:style-name="T63_34">etapa</text:span><text:span text:style-name="T63_35">.&gt;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6pt" style:font-name-asian="Trebuchet MS" style:font-size-asian="16pt" style:font-name-complex="Trebuchet MS" style:font-size-complex="16pt" fo:font-weight="normal" style:font-weight-asian="normal" style:font-weight-complex="normal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fo:color="#000000"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fo:color="#000000" style:font-name="Trebuchet MS" fo:font-size="21pt" style:font-name-asian="Trebuchet MS" style:font-size-asian="21pt" style:font-name-complex="Trebuchet MS" style:font-size-complex="21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 fo:font-weight="normal" style:font-weight-asian="normal" style:font-weight-complex="normal"/>
    </style:style>
    <style:style style:name="List1Level0" style:family="text">
      <style:text-properties fo:font-size="16pt" style:font-size-asian="16pt" style:font-size-complex="16pt" fo:font-weight="bold" style:font-weight-asian="bold" style:font-weight-complex="bold"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min-label-width="1.27cm" text:min-label-distance="0.635cm" fo:text-align="end"/>
        <style:text-properties fo:font-size="16pt" style:font-size-asian="16pt" style:font-size-complex="16pt" fo:font-weight="bold" style:font-weight-asian="bold" style:font-weight-complex="bold" style:text-underline-style="none"/>
      </text:list-level-style-number>
      <text:list-level-style-number style:num-format="1" text:display-levels="2" text:style-name="List1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1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1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1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1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text-align="right" fo:break-before="auto" fo:line-height="115%" fo:margin-bottom="1.27cm" style:writing-mode="lr-tb"/>
    </style:style>
    <style:style style:name="T1_1" style:family="text"/>
    <style:style style:name="T1_2" style:family="text"/>
    <style:style style:name="T1_3" style:family="text"/>
  </office:automatic-styles>
  <office:master-styles>
    <style:master-page style:name="Standard" style:page-layout-name="pm1">
      <style:footer>
        <text:p text:style-name="P1"><text:span text:style-name="T1_1">Página</text:span><text:span text:style-name="T1_2"><text:s/></text:span><text:span text:style-name="T1_3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